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_obj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9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29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94"/>
        </table:table-row>
        <table:table-row table:style-name="ro1">
          <table:table-cell office:value-type="float" office:value="368148000" calcext:value-type="float">
            <text:p>368148000</text:p>
          </table:table-cell>
          <table:table-cell office:value-type="float" office:value="368446000" calcext:value-type="float">
            <text:p>368446000</text:p>
          </table:table-cell>
          <table:table-cell office:value-type="float" office:value="368167000" calcext:value-type="float">
            <text:p>368167000</text:p>
          </table:table-cell>
          <table:table-cell office:value-type="float" office:value="367896000" calcext:value-type="float">
            <text:p>367896000</text:p>
          </table:table-cell>
          <table:table-cell office:value-type="float" office:value="368403000" calcext:value-type="float">
            <text:p>368403000</text:p>
          </table:table-cell>
          <table:table-cell office:value-type="float" office:value="368275000" calcext:value-type="float">
            <text:p>368275000</text:p>
          </table:table-cell>
          <table:table-cell office:value-type="float" office:value="368322000" calcext:value-type="float">
            <text:p>368322000</text:p>
          </table:table-cell>
          <table:table-cell office:value-type="float" office:value="368049000" calcext:value-type="float">
            <text:p>368049000</text:p>
          </table:table-cell>
          <table:table-cell office:value-type="float" office:value="368183000" calcext:value-type="float">
            <text:p>368183000</text:p>
          </table:table-cell>
          <table:table-cell office:value-type="float" office:value="368507000" calcext:value-type="float">
            <text:p>368507000</text:p>
          </table:table-cell>
          <table:table-cell office:value-type="float" office:value="368578000" calcext:value-type="float">
            <text:p>368578000</text:p>
          </table:table-cell>
          <table:table-cell office:value-type="float" office:value="368538000" calcext:value-type="float">
            <text:p>368538000</text:p>
          </table:table-cell>
          <table:table-cell office:value-type="float" office:value="368282000" calcext:value-type="float">
            <text:p>368282000</text:p>
          </table:table-cell>
          <table:table-cell office:value-type="float" office:value="368545000" calcext:value-type="float">
            <text:p>368545000</text:p>
          </table:table-cell>
          <table:table-cell office:value-type="float" office:value="368264000" calcext:value-type="float">
            <text:p>368264000</text:p>
          </table:table-cell>
          <table:table-cell office:value-type="float" office:value="368243000" calcext:value-type="float">
            <text:p>368243000</text:p>
          </table:table-cell>
          <table:table-cell office:value-type="float" office:value="368004000" calcext:value-type="float">
            <text:p>368004000</text:p>
          </table:table-cell>
          <table:table-cell office:value-type="float" office:value="367829000" calcext:value-type="float">
            <text:p>367829000</text:p>
          </table:table-cell>
          <table:table-cell office:value-type="float" office:value="368277000" calcext:value-type="float">
            <text:p>368277000</text:p>
          </table:table-cell>
          <table:table-cell office:value-type="float" office:value="368210000" calcext:value-type="float">
            <text:p>368210000</text:p>
          </table:table-cell>
          <table:table-cell office:value-type="float" office:value="368071000" calcext:value-type="float">
            <text:p>368071000</text:p>
          </table:table-cell>
          <table:table-cell office:value-type="float" office:value="368211000" calcext:value-type="float">
            <text:p>368211000</text:p>
          </table:table-cell>
          <table:table-cell office:value-type="float" office:value="368820000" calcext:value-type="float">
            <text:p>368820000</text:p>
          </table:table-cell>
          <table:table-cell office:value-type="float" office:value="368733000" calcext:value-type="float">
            <text:p>368733000</text:p>
          </table:table-cell>
          <table:table-cell office:value-type="float" office:value="368108000" calcext:value-type="float">
            <text:p>368108000</text:p>
          </table:table-cell>
          <table:table-cell office:value-type="float" office:value="368221000" calcext:value-type="float">
            <text:p>368221000</text:p>
          </table:table-cell>
          <table:table-cell office:value-type="float" office:value="368298000" calcext:value-type="float">
            <text:p>368298000</text:p>
          </table:table-cell>
          <table:table-cell office:value-type="float" office:value="368181000" calcext:value-type="float">
            <text:p>368181000</text:p>
          </table:table-cell>
          <table:table-cell office:value-type="float" office:value="368310000" calcext:value-type="float">
            <text:p>368310000</text:p>
          </table:table-cell>
          <table:table-cell office:value-type="float" office:value="368505000" calcext:value-type="float">
            <text:p>368505000</text:p>
          </table:table-cell>
          <table:table-cell office:value-type="float" office:value="368393000" calcext:value-type="float">
            <text:p>368393000</text:p>
          </table:table-cell>
          <table:table-cell office:value-type="float" office:value="368262000" calcext:value-type="float">
            <text:p>368262000</text:p>
          </table:table-cell>
          <table:table-cell office:value-type="float" office:value="368472000" calcext:value-type="float">
            <text:p>368472000</text:p>
          </table:table-cell>
          <table:table-cell office:value-type="float" office:value="368251000" calcext:value-type="float">
            <text:p>368251000</text:p>
          </table:table-cell>
          <table:table-cell office:value-type="float" office:value="368307000" calcext:value-type="float">
            <text:p>368307000</text:p>
          </table:table-cell>
          <table:table-cell office:value-type="float" office:value="368063000" calcext:value-type="float">
            <text:p>368063000</text:p>
          </table:table-cell>
          <table:table-cell office:value-type="float" office:value="368466000" calcext:value-type="float">
            <text:p>368466000</text:p>
          </table:table-cell>
          <table:table-cell office:value-type="float" office:value="368284000" calcext:value-type="float">
            <text:p>368284000</text:p>
          </table:table-cell>
          <table:table-cell office:value-type="float" office:value="368164000" calcext:value-type="float">
            <text:p>368164000</text:p>
          </table:table-cell>
          <table:table-cell office:value-type="float" office:value="368206000" calcext:value-type="float">
            <text:p>368206000</text:p>
          </table:table-cell>
          <table:table-cell table:number-columns-repeated="8" office:value-type="float" office:value="373486000" calcext:value-type="float">
            <text:p>373486000</text:p>
          </table:table-cell>
          <table:table-cell table:number-columns-repeated="2" office:value-type="float" office:value="373487000" calcext:value-type="float">
            <text:p>373487000</text:p>
          </table:table-cell>
          <table:table-cell table:number-columns-repeated="2" office:value-type="float" office:value="373486000" calcext:value-type="float">
            <text:p>373486000</text:p>
          </table:table-cell>
          <table:table-cell office:value-type="float" office:value="373487000" calcext:value-type="float">
            <text:p>373487000</text:p>
          </table:table-cell>
          <table:table-cell table:number-columns-repeated="6" office:value-type="float" office:value="373486000" calcext:value-type="float">
            <text:p>373486000</text:p>
          </table:table-cell>
          <table:table-cell office:value-type="float" office:value="373487000" calcext:value-type="float">
            <text:p>373487000</text:p>
          </table:table-cell>
          <table:table-cell office:value-type="float" office:value="373486000" calcext:value-type="float">
            <text:p>373486000</text:p>
          </table:table-cell>
          <table:table-cell office:value-type="float" office:value="373487000" calcext:value-type="float">
            <text:p>373487000</text:p>
          </table:table-cell>
          <table:table-cell office:value-type="float" office:value="373486000" calcext:value-type="float">
            <text:p>373486000</text:p>
          </table:table-cell>
          <table:table-cell office:value-type="float" office:value="373487000" calcext:value-type="float">
            <text:p>373487000</text:p>
          </table:table-cell>
          <table:table-cell table:number-columns-repeated="14" office:value-type="float" office:value="373486000" calcext:value-type="float">
            <text:p>373486000</text:p>
          </table:table-cell>
          <table:table-cell table:number-columns-repeated="2" office:value-type="float" office:value="373487000" calcext:value-type="float">
            <text:p>373487000</text:p>
          </table:table-cell>
          <table:table-cell table:number-columns-repeated="10" office:value-type="float" office:value="373486000" calcext:value-type="float">
            <text:p>373486000</text:p>
          </table:table-cell>
          <table:table-cell office:value-type="float" office:value="375770000" calcext:value-type="float">
            <text:p>375770000</text:p>
          </table:table-cell>
          <table:table-cell office:value-type="float" office:value="375759000" calcext:value-type="float">
            <text:p>375759000</text:p>
          </table:table-cell>
          <table:table-cell office:value-type="float" office:value="375731000" calcext:value-type="float">
            <text:p>375731000</text:p>
          </table:table-cell>
          <table:table-cell office:value-type="float" office:value="375802000" calcext:value-type="float">
            <text:p>375802000</text:p>
          </table:table-cell>
          <table:table-cell office:value-type="float" office:value="375696000" calcext:value-type="float">
            <text:p>375696000</text:p>
          </table:table-cell>
          <table:table-cell office:value-type="float" office:value="375911000" calcext:value-type="float">
            <text:p>375911000</text:p>
          </table:table-cell>
          <table:table-cell office:value-type="float" office:value="375737000" calcext:value-type="float">
            <text:p>375737000</text:p>
          </table:table-cell>
          <table:table-cell office:value-type="float" office:value="375694000" calcext:value-type="float">
            <text:p>375694000</text:p>
          </table:table-cell>
          <table:table-cell office:value-type="float" office:value="375684000" calcext:value-type="float">
            <text:p>375684000</text:p>
          </table:table-cell>
          <table:table-cell office:value-type="float" office:value="375717000" calcext:value-type="float">
            <text:p>375717000</text:p>
          </table:table-cell>
          <table:table-cell office:value-type="float" office:value="375684000" calcext:value-type="float">
            <text:p>375684000</text:p>
          </table:table-cell>
          <table:table-cell office:value-type="float" office:value="375757000" calcext:value-type="float">
            <text:p>375757000</text:p>
          </table:table-cell>
          <table:table-cell office:value-type="float" office:value="375525000" calcext:value-type="float">
            <text:p>375525000</text:p>
          </table:table-cell>
          <table:table-cell office:value-type="float" office:value="375707000" calcext:value-type="float">
            <text:p>375707000</text:p>
          </table:table-cell>
          <table:table-cell office:value-type="float" office:value="375689000" calcext:value-type="float">
            <text:p>375689000</text:p>
          </table:table-cell>
          <table:table-cell office:value-type="float" office:value="375728000" calcext:value-type="float">
            <text:p>375728000</text:p>
          </table:table-cell>
          <table:table-cell office:value-type="float" office:value="375783000" calcext:value-type="float">
            <text:p>375783000</text:p>
          </table:table-cell>
          <table:table-cell office:value-type="float" office:value="375778000" calcext:value-type="float">
            <text:p>375778000</text:p>
          </table:table-cell>
          <table:table-cell office:value-type="float" office:value="375720000" calcext:value-type="float">
            <text:p>375720000</text:p>
          </table:table-cell>
          <table:table-cell office:value-type="float" office:value="375784000" calcext:value-type="float">
            <text:p>375784000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375785000" calcext:value-type="float">
            <text:p>375785000</text:p>
          </table:table-cell>
          <table:table-cell office:value-type="float" office:value="375804000" calcext:value-type="float">
            <text:p>375804000</text:p>
          </table:table-cell>
          <table:table-cell office:value-type="float" office:value="375741000" calcext:value-type="float">
            <text:p>375741000</text:p>
          </table:table-cell>
          <table:table-cell office:value-type="float" office:value="375748000" calcext:value-type="float">
            <text:p>375748000</text:p>
          </table:table-cell>
          <table:table-cell office:value-type="float" office:value="375784000" calcext:value-type="float">
            <text:p>375784000</text:p>
          </table:table-cell>
          <table:table-cell office:value-type="float" office:value="375757000" calcext:value-type="float">
            <text:p>375757000</text:p>
          </table:table-cell>
          <table:table-cell office:value-type="float" office:value="375707000" calcext:value-type="float">
            <text:p>375707000</text:p>
          </table:table-cell>
          <table:table-cell office:value-type="float" office:value="375646000" calcext:value-type="float">
            <text:p>375646000</text:p>
          </table:table-cell>
          <table:table-cell office:value-type="float" office:value="375693000" calcext:value-type="float">
            <text:p>375693000</text:p>
          </table:table-cell>
          <table:table-cell office:value-type="float" office:value="375772000" calcext:value-type="float">
            <text:p>375772000</text:p>
          </table:table-cell>
          <table:table-cell office:value-type="float" office:value="375561000" calcext:value-type="float">
            <text:p>375561000</text:p>
          </table:table-cell>
          <table:table-cell office:value-type="float" office:value="375694000" calcext:value-type="float">
            <text:p>375694000</text:p>
          </table:table-cell>
          <table:table-cell office:value-type="float" office:value="375825000" calcext:value-type="float">
            <text:p>375825000</text:p>
          </table:table-cell>
          <table:table-cell office:value-type="float" office:value="375749000" calcext:value-type="float">
            <text:p>375749000</text:p>
          </table:table-cell>
          <table:table-cell office:value-type="float" office:value="375825000" calcext:value-type="float">
            <text:p>375825000</text:p>
          </table:table-cell>
          <table:table-cell office:value-type="float" office:value="375765000" calcext:value-type="float">
            <text:p>375765000</text:p>
          </table:table-cell>
          <table:table-cell office:value-type="float" office:value="375726000" calcext:value-type="float">
            <text:p>375726000</text:p>
          </table:table-cell>
          <table:table-cell office:value-type="float" office:value="375786000" calcext:value-type="float">
            <text:p>375786000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375777000" calcext:value-type="float">
            <text:p>375777000</text:p>
          </table:table-cell>
          <table:table-cell office:value-type="float" office:value="375791000" calcext:value-type="float">
            <text:p>375791000</text:p>
          </table:table-cell>
          <table:table-cell office:value-type="float" office:value="375843000" calcext:value-type="float">
            <text:p>375843000</text:p>
          </table:table-cell>
          <table:table-cell office:value-type="float" office:value="375761000" calcext:value-type="float">
            <text:p>375761000</text:p>
          </table:table-cell>
          <table:table-cell office:value-type="float" office:value="375860000" calcext:value-type="float">
            <text:p>375860000</text:p>
          </table:table-cell>
          <table:table-cell office:value-type="float" office:value="375760000" calcext:value-type="float">
            <text:p>375760000</text:p>
          </table:table-cell>
          <table:table-cell office:value-type="float" office:value="375851000" calcext:value-type="float">
            <text:p>375851000</text:p>
          </table:table-cell>
          <table:table-cell office:value-type="float" office:value="375825000" calcext:value-type="float">
            <text:p>375825000</text:p>
          </table:table-cell>
          <table:table-cell office:value-type="float" office:value="375734000" calcext:value-type="float">
            <text:p>375734000</text:p>
          </table:table-cell>
          <table:table-cell office:value-type="float" office:value="375778000" calcext:value-type="float">
            <text:p>375778000</text:p>
          </table:table-cell>
          <table:table-cell office:value-type="float" office:value="375821000" calcext:value-type="float">
            <text:p>375821000</text:p>
          </table:table-cell>
          <table:table-cell office:value-type="float" office:value="375739000" calcext:value-type="float">
            <text:p>375739000</text:p>
          </table:table-cell>
          <table:table-cell office:value-type="float" office:value="375766000" calcext:value-type="float">
            <text:p>375766000</text:p>
          </table:table-cell>
          <table:table-cell office:value-type="float" office:value="375681000" calcext:value-type="float">
            <text:p>375681000</text:p>
          </table:table-cell>
          <table:table-cell office:value-type="float" office:value="375715000" calcext:value-type="float">
            <text:p>375715000</text:p>
          </table:table-cell>
          <table:table-cell office:value-type="float" office:value="375578000" calcext:value-type="float">
            <text:p>375578000</text:p>
          </table:table-cell>
          <table:table-cell office:value-type="float" office:value="375893000" calcext:value-type="float">
            <text:p>375893000</text:p>
          </table:table-cell>
          <table:table-cell office:value-type="float" office:value="375772000" calcext:value-type="float">
            <text:p>375772000</text:p>
          </table:table-cell>
          <table:table-cell office:value-type="float" office:value="375811000" calcext:value-type="float">
            <text:p>375811000</text:p>
          </table:table-cell>
          <table:table-cell office:value-type="float" office:value="375808000" calcext:value-type="float">
            <text:p>375808000</text:p>
          </table:table-cell>
          <table:table-cell table:number-columns-repeated="70" office:value-type="float" office:value="382087000" calcext:value-type="float">
            <text:p>382087000</text:p>
          </table:table-cell>
          <table:table-cell office:value-type="float" office:value="382299000" calcext:value-type="float">
            <text:p>382299000</text:p>
          </table:table-cell>
          <table:table-cell office:value-type="float" office:value="382295000" calcext:value-type="float">
            <text:p>382295000</text:p>
          </table:table-cell>
          <table:table-cell office:value-type="float" office:value="382274000" calcext:value-type="float">
            <text:p>382274000</text:p>
          </table:table-cell>
          <table:table-cell office:value-type="float" office:value="382296000" calcext:value-type="float">
            <text:p>382296000</text:p>
          </table:table-cell>
          <table:table-cell office:value-type="float" office:value="382286000" calcext:value-type="float">
            <text:p>382286000</text:p>
          </table:table-cell>
          <table:table-cell office:value-type="float" office:value="382281000" calcext:value-type="float">
            <text:p>382281000</text:p>
          </table:table-cell>
          <table:table-cell office:value-type="float" office:value="382301000" calcext:value-type="float">
            <text:p>382301000</text:p>
          </table:table-cell>
          <table:table-cell office:value-type="float" office:value="382289000" calcext:value-type="float">
            <text:p>382289000</text:p>
          </table:table-cell>
          <table:table-cell office:value-type="float" office:value="382257000" calcext:value-type="float">
            <text:p>382257000</text:p>
          </table:table-cell>
          <table:table-cell office:value-type="float" office:value="382304000" calcext:value-type="float">
            <text:p>382304000</text:p>
          </table:table-cell>
          <table:table-cell office:value-type="float" office:value="382297000" calcext:value-type="float">
            <text:p>382297000</text:p>
          </table:table-cell>
          <table:table-cell office:value-type="float" office:value="382298000" calcext:value-type="float">
            <text:p>382298000</text:p>
          </table:table-cell>
          <table:table-cell office:value-type="float" office:value="382272000" calcext:value-type="float">
            <text:p>382272000</text:p>
          </table:table-cell>
          <table:table-cell office:value-type="float" office:value="382283000" calcext:value-type="float">
            <text:p>382283000</text:p>
          </table:table-cell>
          <table:table-cell office:value-type="float" office:value="382306000" calcext:value-type="float">
            <text:p>382306000</text:p>
          </table:table-cell>
          <table:table-cell office:value-type="float" office:value="382290000" calcext:value-type="float">
            <text:p>382290000</text:p>
          </table:table-cell>
          <table:table-cell office:value-type="float" office:value="382296000" calcext:value-type="float">
            <text:p>382296000</text:p>
          </table:table-cell>
          <table:table-cell office:value-type="float" office:value="382290000" calcext:value-type="float">
            <text:p>382290000</text:p>
          </table:table-cell>
          <table:table-cell office:value-type="float" office:value="382289000" calcext:value-type="float">
            <text:p>382289000</text:p>
          </table:table-cell>
          <table:table-cell office:value-type="float" office:value="382307000" calcext:value-type="float">
            <text:p>382307000</text:p>
          </table:table-cell>
          <table:table-cell office:value-type="float" office:value="382281000" calcext:value-type="float">
            <text:p>382281000</text:p>
          </table:table-cell>
          <table:table-cell office:value-type="float" office:value="382260000" calcext:value-type="float">
            <text:p>382260000</text:p>
          </table:table-cell>
          <table:table-cell office:value-type="float" office:value="382299000" calcext:value-type="float">
            <text:p>382299000</text:p>
          </table:table-cell>
          <table:table-cell office:value-type="float" office:value="382276000" calcext:value-type="float">
            <text:p>382276000</text:p>
          </table:table-cell>
          <table:table-cell office:value-type="float" office:value="382288000" calcext:value-type="float">
            <text:p>382288000</text:p>
          </table:table-cell>
          <table:table-cell office:value-type="float" office:value="382285000" calcext:value-type="float">
            <text:p>382285000</text:p>
          </table:table-cell>
          <table:table-cell office:value-type="float" office:value="382283000" calcext:value-type="float">
            <text:p>382283000</text:p>
          </table:table-cell>
          <table:table-cell office:value-type="float" office:value="382294000" calcext:value-type="float">
            <text:p>382294000</text:p>
          </table:table-cell>
          <table:table-cell office:value-type="float" office:value="382300000" calcext:value-type="float">
            <text:p>382300000</text:p>
          </table:table-cell>
          <table:table-cell office:value-type="float" office:value="382275000" calcext:value-type="float">
            <text:p>382275000</text:p>
          </table:table-cell>
          <table:table-cell office:value-type="float" office:value="382295000" calcext:value-type="float">
            <text:p>382295000</text:p>
          </table:table-cell>
          <table:table-cell office:value-type="float" office:value="382293000" calcext:value-type="float">
            <text:p>382293000</text:p>
          </table:table-cell>
          <table:table-cell office:value-type="float" office:value="382300000" calcext:value-type="float">
            <text:p>382300000</text:p>
          </table:table-cell>
          <table:table-cell office:value-type="float" office:value="382277000" calcext:value-type="float">
            <text:p>382277000</text:p>
          </table:table-cell>
          <table:table-cell office:value-type="float" office:value="382290000" calcext:value-type="float">
            <text:p>382290000</text:p>
          </table:table-cell>
          <table:table-cell office:value-type="float" office:value="382298000" calcext:value-type="float">
            <text:p>382298000</text:p>
          </table:table-cell>
          <table:table-cell office:value-type="float" office:value="382284000" calcext:value-type="float">
            <text:p>382284000</text:p>
          </table:table-cell>
          <table:table-cell office:value-type="float" office:value="382283000" calcext:value-type="float">
            <text:p>382283000</text:p>
          </table:table-cell>
          <table:table-cell office:value-type="float" office:value="382284000" calcext:value-type="float">
            <text:p>382284000</text:p>
          </table:table-cell>
          <table:table-cell office:value-type="float" office:value="382287000" calcext:value-type="float">
            <text:p>382287000</text:p>
          </table:table-cell>
          <table:table-cell office:value-type="float" office:value="382276000" calcext:value-type="float">
            <text:p>382276000</text:p>
          </table:table-cell>
          <table:table-cell office:value-type="float" office:value="382292000" calcext:value-type="float">
            <text:p>382292000</text:p>
          </table:table-cell>
          <table:table-cell office:value-type="float" office:value="382286000" calcext:value-type="float">
            <text:p>382286000</text:p>
          </table:table-cell>
          <table:table-cell office:value-type="float" office:value="382276000" calcext:value-type="float">
            <text:p>382276000</text:p>
          </table:table-cell>
          <table:table-cell office:value-type="float" office:value="382315000" calcext:value-type="float">
            <text:p>382315000</text:p>
          </table:table-cell>
          <table:table-cell office:value-type="float" office:value="382292000" calcext:value-type="float">
            <text:p>382292000</text:p>
          </table:table-cell>
          <table:table-cell office:value-type="float" office:value="382297000" calcext:value-type="float">
            <text:p>382297000</text:p>
          </table:table-cell>
          <table:table-cell table:number-columns-repeated="2" office:value-type="float" office:value="382308000" calcext:value-type="float">
            <text:p>382308000</text:p>
          </table:table-cell>
          <table:table-cell office:value-type="float" office:value="382286000" calcext:value-type="float">
            <text:p>382286000</text:p>
          </table:table-cell>
          <table:table-cell office:value-type="float" office:value="382282000" calcext:value-type="float">
            <text:p>382282000</text:p>
          </table:table-cell>
          <table:table-cell office:value-type="float" office:value="382263000" calcext:value-type="float">
            <text:p>382263000</text:p>
          </table:table-cell>
          <table:table-cell office:value-type="float" office:value="382282000" calcext:value-type="float">
            <text:p>382282000</text:p>
          </table:table-cell>
          <table:table-cell office:value-type="float" office:value="382279000" calcext:value-type="float">
            <text:p>382279000</text:p>
          </table:table-cell>
          <table:table-cell office:value-type="float" office:value="382303000" calcext:value-type="float">
            <text:p>382303000</text:p>
          </table:table-cell>
          <table:table-cell office:value-type="float" office:value="382278000" calcext:value-type="float">
            <text:p>382278000</text:p>
          </table:table-cell>
          <table:table-cell office:value-type="float" office:value="382277000" calcext:value-type="float">
            <text:p>382277000</text:p>
          </table:table-cell>
          <table:table-cell office:value-type="float" office:value="382307000" calcext:value-type="float">
            <text:p>382307000</text:p>
          </table:table-cell>
          <table:table-cell office:value-type="float" office:value="382284000" calcext:value-type="float">
            <text:p>382284000</text:p>
          </table:table-cell>
          <table:table-cell office:value-type="float" office:value="382289000" calcext:value-type="float">
            <text:p>382289000</text:p>
          </table:table-cell>
          <table:table-cell office:value-type="float" office:value="382266000" calcext:value-type="float">
            <text:p>382266000</text:p>
          </table:table-cell>
          <table:table-cell office:value-type="float" office:value="382316000" calcext:value-type="float">
            <text:p>382316000</text:p>
          </table:table-cell>
          <table:table-cell office:value-type="float" office:value="382280000" calcext:value-type="float">
            <text:p>382280000</text:p>
          </table:table-cell>
          <table:table-cell office:value-type="float" office:value="382279000" calcext:value-type="float">
            <text:p>382279000</text:p>
          </table:table-cell>
          <table:table-cell office:value-type="float" office:value="382280000" calcext:value-type="float">
            <text:p>382280000</text:p>
          </table:table-cell>
          <table:table-cell office:value-type="float" office:value="382279000" calcext:value-type="float">
            <text:p>382279000</text:p>
          </table:table-cell>
          <table:table-cell office:value-type="float" office:value="382276000" calcext:value-type="float">
            <text:p>382276000</text:p>
          </table:table-cell>
          <table:table-cell office:value-type="float" office:value="382287000" calcext:value-type="float">
            <text:p>382287000</text:p>
          </table:table-cell>
          <table:table-cell office:value-type="float" office:value="382289000" calcext:value-type="float">
            <text:p>382289000</text:p>
          </table:table-cell>
          <table:table-cell office:value-type="float" office:value="382281000" calcext:value-type="float">
            <text:p>382281000</text:p>
          </table:table-cell>
          <table:table-cell office:value-type="float" office:value="382267000" calcext:value-type="float">
            <text:p>382267000</text:p>
          </table:table-cell>
          <table:table-cell office:value-type="float" office:value="382308000" calcext:value-type="float">
            <text:p>382308000</text:p>
          </table:table-cell>
          <table:table-cell office:value-type="float" office:value="382292000" calcext:value-type="float">
            <text:p>382292000</text:p>
          </table:table-cell>
          <table:table-cell office:value-type="float" office:value="382272000" calcext:value-type="float">
            <text:p>382272000</text:p>
          </table:table-cell>
          <table:table-cell office:value-type="float" office:value="382280000" calcext:value-type="float">
            <text:p>382280000</text:p>
          </table:table-cell>
          <table:table-cell office:value-type="float" office:value="382270000" calcext:value-type="float">
            <text:p>382270000</text:p>
          </table:table-cell>
          <table:table-cell office:value-type="float" office:value="382301000" calcext:value-type="float">
            <text:p>382301000</text:p>
          </table:table-cell>
          <table:table-cell office:value-type="float" office:value="382300000" calcext:value-type="float">
            <text:p>382300000</text:p>
          </table:table-cell>
          <table:table-cell office:value-type="float" office:value="382286000" calcext:value-type="float">
            <text:p>382286000</text:p>
          </table:table-cell>
          <table:table-cell office:value-type="float" office:value="382284000" calcext:value-type="float">
            <text:p>382284000</text:p>
          </table:table-cell>
          <table:table-cell office:value-type="float" office:value="384959000" calcext:value-type="float">
            <text:p>38495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5" meta:object-count="0"/>
    <meta:generator>LibreOffice/5.1.6.2$Linux_X86_64 LibreOffice_project/10m0$Build-2</meta:generator>
  </office:meta>
</office:document-meta>
</file>